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FF3838" fo:font-size="32pt" style:font-size-asian="32pt" style:font-size-complex="3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position="super 60.7%"/>
    </style:style>
    <style:style style:name="T7" style:parent-style-name="DefaultParagraphFont" style:family="text">
      <style:text-properties style:text-position="super 60.7%"/>
    </style:style>
    <style:style style:name="T8" style:parent-style-name="DefaultParagraphFont" style:family="text">
      <style:text-properties style:text-position="sub 60.7%"/>
    </style:style>
    <style:style style:name="TableColumn10" style:family="table-column">
      <style:table-column-properties style:column-width="2.3083in" style:use-optimal-column-width="false"/>
    </style:style>
    <style:style style:name="TableColumn11" style:family="table-column">
      <style:table-column-properties style:column-width="2.3083in" style:use-optimal-column-width="false"/>
    </style:style>
    <style:style style:name="TableColumn12" style:family="table-column">
      <style:table-column-properties style:column-width="2.3083in" style:use-optimal-column-width="false"/>
    </style:style>
    <style:style style:name="Table9" style:family="table">
      <style:table-properties style:width="6.92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</office:automatic-styles>
  <office:body>
    <office:text text:use-soft-page-breaks="true">
      <text:p text:style-name="P1"><text:span text:style-name="T2">MyTitle</text:span></text:p>
      <text:p text:style-name="P3"/>
      <text:p text:style-name="P4"/>
      <text:p text:style-name="P5"/>
      <text:p text:style-name="Title">dfadsff sdkkfasdlkkjfsa;l dlfas df;akskjdjf;llaskdkjf;al sdfj;asld fa’sdfias ;dlfl asd;l;fj as;dfl asd;fllk as’dfk</text:p>
      <text:p text:style-name="Title">a</text:p>
      <text:p text:style-name="Title">dfkas;;dfasad;llfk ‘aasdf</text:p>
      <text:p text:style-name="Title">asdf as’dfasd llkfkjas’df<text:s/>4<text:span text:style-name="T6">253</text:span><text:span text:style-name="T7"><text:s text:c="9"/></text:span>guyljflakfjsojlkjskjfjgggrr</text:p>
      <text:p text:style-name="Title">df</text:p>
      <text:p text:style-name="Title">as dkflkaksdjf’as dfasd</text:p>
      <text:p text:style-name="Title">f as</text:p>
      <text:p text:style-name="Title">f as’djllfkjasd;lf as <text:s text:c="2"/>45<text:span text:style-name="T8">23</text:span></text:p>
      <text:p text:style-name="Title">dff as</text:p>
      <text:p text:style-name="Title">df kasdjfas’df a</text:p>
      <text:p text:style-name="Title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Title"/>
          </table:table-cell>
          <table:table-cell table:style-name="TableCell15">
            <text:p text:style-name="Title">reerek</text:p>
          </table:table-cell>
          <table:table-cell table:style-name="TableCell16">
            <text:p text:style-name="Title"/>
          </table:table-cell>
        </table:table-row>
        <table:table-row table:style-name="TableRow17">
          <table:table-cell table:style-name="TableCell18">
            <text:p text:style-name="Title"/>
          </table:table-cell>
          <table:table-cell table:style-name="TableCell19">
            <text:p text:style-name="Title"/>
          </table:table-cell>
          <table:table-cell table:style-name="TableCell20">
            <text:p text:style-name="Title"/>
          </table:table-cell>
        </table:table-row>
      </table:table>
      <text:p text:style-name="Title"/>
      <text:p text:style-name="Title"/>
      <text:p text:style-name="Title">sd fasf</text:p>
      <text:p text:style-name="Tit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itle" style:display-name="Title" style:family="paragraph" style:parent-style-name="Normal" style:next-style-name="Normal">
      <style:paragraph-properties style:contextual-spacing="true"/>
      <style:text-properties style:font-name="Aptos Display" style:font-name-asian="Times New Roman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Virata</meta:initial-creator>
    <dc:creator>Sunitha Basodi</dc:creator>
    <meta:creation-date>2025-01-30T15:55:00Z</meta:creation-date>
    <dc:date>2025-01-30T15:55:00Z</dc:date>
    <meta:template xlink:href="Normal" xlink:type="simple"/>
    <meta:editing-cycles>3</meta:editing-cycles>
    <meta:editing-duration>PT480S</meta:editing-duration>
    <meta:document-statistic meta:page-count="1" meta:paragraph-count="1" meta:word-count="49" meta:character-count="331" meta:row-count="2" meta:non-whitespace-character-count="283"/>
  </office:meta>
</office:document-meta>
</file>